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5de" officeooo:paragraph-rsid="00055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dive@bigdive1:~$ pwd</text:p>
      <text:p text:style-name="P1">/home/bigdive</text:p>
      <text:p text:style-name="P1">bigdive@bigdive1:~$ ls</text:p>
      <text:p text:style-name="P1">anaconda2 <text:s/>Documents <text:s/>examples.desktop <text:s/>Pictures <text:s/>Templates</text:p>
      <text:p text:style-name="P1">Desktop <text:s text:c="3"/>Downloads <text:s/>Music <text:s text:c="12"/>Public <text:s text:c="3"/>Videos</text:p>
      <text:p text:style-name="P1">bigdive@bigdive1:~$ cd Desktop</text:p>
      <text:p text:style-name="P1">bigdive@bigdive1:~/Desktop$ git --version</text:p>
      <text:p text:style-name="P1">git version 2.7.4</text:p>
      <text:p text:style-name="P1">bigdive@bigdive1:~/Desktop$ git clone https://github.com/BIGDIVE/BDINTESA.git</text:p>
      <text:p text:style-name="P1">Cloning into 'BDINTESA'...</text:p>
      <text:p text:style-name="P1">Username for 'https://github.com': bigdive08</text:p>
      <text:p text:style-name="P1">Password for 'https://bigdive08@github.com': </text:p>
      <text:p text:style-name="P1">remote: Counting objects: 51, done.</text:p>
      <text:p text:style-name="P1">remote: Compressing objects: 100% (28/28), done.</text:p>
      <text:p text:style-name="P1">remote: Total 51 (delta 9), reused 0 (delta 0), pack-reused 20</text:p>
      <text:p text:style-name="P1">Unpacking objects: 100% (51/51), done.</text:p>
      <text:p text:style-name="P1">Checking connectivity... done.</text:p>
      <text:p text:style-name="P1">bigdive@bigdive1:~/Desktop$ ls</text:p>
      <text:p text:style-name="P1">BDINTESA <text:s/>gephi-0.9.1</text:p>
      <text:p text:style-name="P1">bigdive@bigdive1:~/Desktop$ cd BDINTESA/</text:p>
      <text:p text:style-name="P1">bigdive@bigdive1:~/Desktop/BDINTESA$ ll</text:p>
      <text:p text:style-name="P1">total 36</text:p>
      <text:p text:style-name="P1">drwxrwxr-x 7 bigdive bigdive 4096 Oct <text:s/>6 13:11 ./</text:p>
      <text:p text:style-name="P1">drwxr-xr-x 4 bigdive bigdive 4096 Oct <text:s/>6 13:09 ../</text:p>
      <text:p text:style-name="P1">drwxrwxr-x 2 bigdive bigdive 4096 Oct <text:s/>6 13:11 datascience/</text:p>
      <text:p text:style-name="P1">drwxrwxr-x 5 bigdive bigdive 4096 Oct <text:s/>6 13:11 development/</text:p>
      <text:p text:style-name="P1">drwxrwxr-x 8 bigdive bigdive 4096 Oct <text:s/>6 13:11 .git/</text:p>
      <text:p text:style-name="P1">-rw-rw-r-- 1 bigdive bigdive <text:s text:c="2"/>36 Oct <text:s/>6 13:11 .gitignore</text:p>
      <text:p text:style-name="P1">drwxrwxr-x 2 bigdive bigdive 4096 Oct <text:s/>6 13:11 otherstuff/</text:p>
      <text:p text:style-name="P1">-rw-rw-r-- 1 bigdive bigdive 3144 Oct <text:s/>6 13:11 README.md</text:p>
      <text:p text:style-name="P1">drwxrwxr-x 2 bigdive bigdive 4096 Oct <text:s/>6 13:11 visualization/</text:p>
      <text:p text:style-name="P1">bigdive@bigdive1:~/Desktop/BDINTESA$ more .gitignore</text:p>
      <text:p text:style-name="P1">.DS_Store</text:p>
      <text:p text:style-name="P1">*.py~</text:p>
      <text:p text:style-name="P1">.ipynb_checkpoints</text:p>
      <text:p text:style-name="P1"/>
      <text:p text:style-name="P1">bigdive@bigdive1:~/Desktop/BDINTESA$ cd .git</text:p>
      <text:p text:style-name="P1">bigdive@bigdive1:~/Desktop/BDINTESA/.git$ ll</text:p>
      <text:p text:style-name="P1">total 52</text:p>
      <text:p text:style-name="P1">drwxrwxr-x <text:s/>8 bigdive bigdive 4096 Oct <text:s/>6 13:11 ./</text:p>
      <text:p text:style-name="P1">drwxrwxr-x <text:s/>7 bigdive bigdive 4096 Oct <text:s/>6 13:11 ../</text:p>
      <text:p text:style-name="P1">drwxrwxr-x <text:s/>2 bigdive bigdive 4096 Oct <text:s/>6 13:09 branches/</text:p>
      <text:p text:style-name="P1">-rw-rw-r-- <text:s/>1 bigdive bigdive <text:s/>264 Oct <text:s/>6 13:11 config</text:p>
      <text:p text:style-name="P1">-rw-rw-r-- <text:s/>1 bigdive bigdive <text:s text:c="2"/>73 Oct <text:s/>6 13:09 description</text:p>
      <text:p text:style-name="P1">-rw-rw-r-- <text:s/>1 bigdive bigdive <text:s text:c="2"/>23 Oct <text:s/>6 13:11 HEAD</text:p>
      <text:p text:style-name="P1">drwxrwxr-x <text:s/>2 bigdive bigdive 4096 Oct <text:s/>6 13:09 hooks/</text:p>
      <text:p text:style-name="P1">-rw-rw-r-- <text:s/>1 bigdive bigdive 1536 Oct <text:s/>6 13:11 index</text:p>
      <text:p text:style-name="P1">drwxrwxr-x <text:s/>2 bigdive bigdive 4096 Oct <text:s/>6 13:09 info/</text:p>
      <text:p text:style-name="P1">drwxrwxr-x <text:s/>3 bigdive bigdive 4096 Oct <text:s/>6 13:11 logs/</text:p>
      <text:p text:style-name="P1">drwxrwxr-x 49 bigdive bigdive 4096 Oct <text:s/>6 13:11 objects/</text:p>
      <text:p text:style-name="P1">-rw-rw-r-- <text:s/>1 bigdive bigdive <text:s/>107 Oct <text:s/>6 13:11 packed-refs</text:p>
      <text:p text:style-name="P1">drwxrwxr-x <text:s/>5 bigdive bigdive 4096 Oct <text:s/>6 13:11 refs/</text:p>
      <text:p text:style-name="P1"><text:soft-page-break/>bigdive@bigdive1:~/Desktop/BDINTESA/.git$ more config</text:p>
      <text:p text:style-name="P1">[core]</text:p>
      <text:p text:style-name="P1"><text:tab/>repositoryformatversion = 0</text:p>
      <text:p text:style-name="P1"><text:tab/>filemode = true</text:p>
      <text:p text:style-name="P1"><text:tab/>bare = false</text:p>
      <text:p text:style-name="P1"><text:tab/>logallrefupdates = true</text:p>
      <text:p text:style-name="P1">[remote "origin"]</text:p>
      <text:p text:style-name="P1"><text:tab/>url = https://github.com/BIGDIVE/BDINTESA.git</text:p>
      <text:p text:style-name="P1"><text:tab/>fetch = +refs/heads/*:refs/remotes/origin/*</text:p>
      <text:p text:style-name="P1">[branch "master"]</text:p>
      <text:p text:style-name="P1"><text:tab/>remote = origin</text:p>
      <text:p text:style-name="P1"><text:tab/>merge = refs/heads/master</text:p>
      <text:p text:style-name="P1">bigdive@bigdive1:~/Desktop/BDINTESA/.git$ cd..</text:p>
      <text:p text:style-name="P1">cd..: command not found</text:p>
      <text:p text:style-name="P1">bigdive@bigdive1:~/Desktop/BDINTESA/.git$ cd ..</text:p>
      <text:p text:style-name="P1">bigdive@bigdive1:~/Desktop/BDINTESA$ git status</text:p>
      <text:p text:style-name="P1">On branch master</text:p>
      <text:p text:style-name="P1">Your branch is up-to-date with 'origin/master'.</text:p>
      <text:p text:style-name="P1">nothing to commit, working directory clean</text:p>
      <text:p text:style-name="P1">bigdive@bigdive1:~/Desktop/BDINTESA$ git pull</text:p>
      <text:p text:style-name="P1">Username for 'https://github.com': bigdive08</text:p>
      <text:p text:style-name="P1">Password for 'https://bigdive08@github.com': </text:p>
      <text:p text:style-name="P1">remote: Counting objects: 5, done.</text:p>
      <text:p text:style-name="P1">remote: Compressing objects: 100% (2/2), done.</text:p>
      <text:p text:style-name="P1">remote: Total 5 (delta 3), reused 5 (delta 3), pack-reused 0</text:p>
      <text:p text:style-name="P1">Unpacking objects: 100% (5/5), done.</text:p>
      <text:p text:style-name="P1">From https://github.com/BIGDIVE/BDINTESA</text:p>
      <text:p text:style-name="P1"><text:s text:c="3"/>7494857..d003a78 <text:s/>master <text:s text:c="4"/>-&gt; origin/master</text:p>
      <text:p text:style-name="P1">Updating 7494857..d003a78</text:p>
      <text:p text:style-name="P1">Fast-forward</text:p>
      <text:p text:style-name="P1"><text:s/>.../Python-Introduction.ipynb <text:s text:c="13"/>| 28 +++++++++++++++-</text:p>
      <text:p text:style-name="P1"><text:s/>1 file changed, 27 insertions(+), 1 deletion(-)</text:p>
      <text:p text:style-name="P1">bigdive@bigdive1:~/Desktop/BDINTESA$ cd desktop</text:p>
      <text:p text:style-name="P1">bash: cd: desktop: No such file or directory</text:p>
      <text:p text:style-name="P1">bigdive@bigdive1:~/Desktop/BDINTESA$ cd Desktop</text:p>
      <text:p text:style-name="P1">bash: cd: Desktop: No such file or directory</text:p>
      <text:p text:style-name="P1">bigdive@bigdive1:~/Desktop/BDINTESA$ jupyter notebook</text:p>
      <text:p text:style-name="P1">[W 14:56:42.394 NotebookApp] Unrecognized JSON config file version, assuming version 1</text:p>
      <text:p text:style-name="P1">[I 14:56:43.160 NotebookApp] [nb_conda_kernels] enabled, 1 kernels found</text:p>
      <text:p text:style-name="P1">[I 14:56:43.502 NotebookApp] ✓ nbpresent HTML export ENABLED</text:p>
      <text:p text:style-name="P1">[W 14:56:43.503 NotebookApp] ✗ nbpresent PDF export DISABLED: No module named nbbrowserpdf.exporters.pdf</text:p>
      <text:p text:style-name="P1">[I 14:56:43.506 NotebookApp] [nb_conda] enabled</text:p>
      <text:p text:style-name="P1">[I 14:56:43.549 NotebookApp] [nb_anacondacloud] enabled</text:p>
      <text:p text:style-name="P1">[I 14:56:43.555 NotebookApp] Serving notebooks from local directory: /home/bigdive/Desktop/BDINTESA</text:p>
      <text:p text:style-name="P1">[I 14:56:43.555 NotebookApp] 0 active kernels </text:p>
      <text:p text:style-name="P1">[I 14:56:43.555 NotebookApp] The Jupyter Notebook is running at: http://localhost:8888/</text:p>
      <text:p text:style-name="P1">[I 14:56:43.555 NotebookApp] Use Control-C to stop this server and shut down all kernels (twice to skip confirmation).</text:p>
      <text:p text:style-name="P1">Xlib: <text:s/>extension "XInputExtension" missing on display ":10.0".</text:p>
      <text:p text:style-name="P1">Created new window in existing browser session.</text:p>
      <text:p text:style-name="P1"><text:soft-page-break/>cd .. <text:s text:c="3"/></text:p>
      <text:p text:style-name="P1">^C[I 14:59:43.303 NotebookApp] interrupted</text:p>
      <text:p text:style-name="P1">Serving notebooks from local directory: /home/bigdive/Desktop/BDINTESA</text:p>
      <text:p text:style-name="P1">0 active kernels </text:p>
      <text:p text:style-name="P1">The Jupyter Notebook is running at: http://localhost:8888/</text:p>
      <text:p text:style-name="P1">Shutdown this notebook server (y/[n])? y</text:p>
      <text:p text:style-name="P1">[C 14:59:46.139 NotebookApp] Shutdown confirmed</text:p>
      <text:p text:style-name="P1">[I 14:59:46.140 NotebookApp] Shutting down kernels</text:p>
      <text:p text:style-name="P1">bigdive@bigdive1:~/Desktop/BDINTESA$ cd ..</text:p>
      <text:p text:style-name="P1">bigdive@bigdive1:~/Desktop$ jupyter notebook</text:p>
      <text:p text:style-name="P1">[W 15:00:54.427 NotebookApp] Unrecognized JSON config file version, assuming version 1</text:p>
      <text:p text:style-name="P1">[I 15:00:55.295 NotebookApp] [nb_conda_kernels] enabled, 1 kernels found</text:p>
      <text:p text:style-name="P1">[I 15:00:55.646 NotebookApp] ✓ nbpresent HTML export ENABLED</text:p>
      <text:p text:style-name="P1">[W 15:00:55.647 NotebookApp] ✗ nbpresent PDF export DISABLED: No module named nbbrowserpdf.exporters.pdf</text:p>
      <text:p text:style-name="P1">[I 15:00:55.650 NotebookApp] [nb_conda] enabled</text:p>
      <text:p text:style-name="P1">[I 15:00:55.695 NotebookApp] [nb_anacondacloud] enabled</text:p>
      <text:p text:style-name="P1">[I 15:00:55.701 NotebookApp] Serving notebooks from local directory: /home/bigdive/Desktop</text:p>
      <text:p text:style-name="P1">[I 15:00:55.702 NotebookApp] 0 active kernels </text:p>
      <text:p text:style-name="P1">[I 15:00:55.702 NotebookApp] The Jupyter Notebook is running at: http://localhost:8888/</text:p>
      <text:p text:style-name="P1">[I 15:00:55.702 NotebookApp] Use Control-C to stop this server and shut down all kernels (twice to skip confirmation).</text:p>
      <text:p text:style-name="P1">Xlib: <text:s/>extension "XInputExtension" missing on display ":10.0".</text:p>
      <text:p text:style-name="P1">Created new window in existing browser session.</text:p>
      <text:p text:style-name="P1">[I 15:04:21.608 NotebookApp] Creating new notebook in </text:p>
      <text:p text:style-name="P1">[W 15:04:23.746 NotebookApp] 404 GET /nbextensions/nb_anacondacloud/main.js?v=20161006150055 (127.0.0.1) 23.52ms referer=http://localhost:8888/notebooks/Untitled.ipynb?kernel_name=Python%20[Root]</text:p>
      <text:p text:style-name="P1">[I 15:04:23.919 NotebookApp] Kernel started: c1f131a9-8a4a-4500-b7c4-941f70883db4</text:p>
      <text:p text:style-name="P1">[W 15:04:23.937 NotebookApp] 404 GET /kernelspecs/Python%20[Root]/logo-64x64.png (127.0.0.1) 3.29ms referer=http://localhost:8888/notebooks/Untitled.ipynb?kernel_name=Python%20[Root]</text:p>
      <text:p text:style-name="P1">[I 15:06:23.850 NotebookApp] Saving file at /Untitled.ipynb</text:p>
      <text:p text:style-name="P1">[W 15:07:17.753 NotebookApp] Notebook BDINTESA/development/03_python_intro/Python-Introduction.ipynb is not trusted</text:p>
      <text:p text:style-name="P1">[W 15:07:17.763 NotebookApp] 404 GET /nbextensions/nb_anacondacloud/main.js?v=20161006150055 (127.0.0.1) 2.13ms referer=http://localhost:8888/notebooks/BDINTESA/development/03_python_intro/Python-Introduction.ipynb</text:p>
      <text:p text:style-name="P1">[I 15:07:18.166 NotebookApp] Kernel started: 8c917544-a7cf-4b0d-95cb-9a7ae9f42f16</text:p>
      <text:p text:style-name="P1">[W 15:07:18.173 NotebookApp] 404 GET /kernelspecs/Python%20[Root]/logo-64x64.png (127.0.0.1) 1.41ms referer=http://localhost:8888/notebooks/BDINTESA/development/03_python_intro/Python-Introduction.ipynb</text:p>
      <text:p text:style-name="P1">[I 15:11:18.158 NotebookApp] Saving file at /BDINTESA/development/03_python_intro/Python-Introduction.ipynb</text:p>
      <text:p text:style-name="P1">[I 15:13:18.157 NotebookApp] Saving file at /BDINTESA/development/03_python_intro/Python-Introduction.ipynb</text:p>
      <text:p text:style-name="P1">[I 15:15:18.156 NotebookApp] Saving file at /BDINTESA/development/03_python_intro/Python-Introduction.ipynb</text:p>
      <text:p text:style-name="P1">[I 15:17:18.156 NotebookApp] Saving file at /BDINTESA/development/03_python_intro/Python-Introduction.ipynb</text:p>
      <text:p text:style-name="P1"><text:soft-page-break/>[I 15:19:18.154 NotebookApp] Saving file at /BDINTESA/development/03_python_intro/Python-Introduction.ipynb</text:p>
      <text:p text:style-name="P1">[I 15:21:18.155 NotebookApp] Saving file at /BDINTESA/development/03_python_intro/Python-Introduction.ipynb</text:p>
      <text:p text:style-name="P1">[I 15:25:18.156 NotebookApp] Saving file at /BDINTESA/development/03_python_intro/Python-Introduction.ipynb</text:p>
      <text:p text:style-name="P1">[I 15:27:18.154 NotebookApp] Saving file at /BDINTESA/development/03_python_intro/Python-Introduction.ipynb</text:p>
      <text:p text:style-name="P1">[I 15:29:18.163 NotebookApp] Saving file at /BDINTESA/development/03_python_intro/Python-Introduction.ipynb</text:p>
      <text:p text:style-name="P1">[I 15:31:18.158 NotebookApp] Saving file at /BDINTESA/development/03_python_intro/Python-Introduction.ipynb</text:p>
      <text:p text:style-name="P1">[I 15:33:18.155 NotebookApp] Saving file at /BDINTESA/development/03_python_intro/Python-Introduction.ipynb</text:p>
      <text:p text:style-name="P1">[I 15:35:18.157 NotebookApp] Saving file at /BDINTESA/development/03_python_intro/Python-Introduction.ipynb</text:p>
      <text:p text:style-name="P1">[I 15:37:18.160 NotebookApp] Saving file at /BDINTESA/development/03_python_intro/Python-Introduction.ipynb</text:p>
      <text:p text:style-name="P1">[I 15:43:18.160 NotebookApp] Saving file at /BDINTESA/development/03_python_intro/Python-Introduction.ipynb</text:p>
      <text:p text:style-name="P1">[I 15:47:18.157 NotebookApp] Saving file at /BDINTESA/development/03_python_intro/Python-Introduction.ipynb</text:p>
      <text:p text:style-name="P1">[I 15:49:18.156 NotebookApp] Saving file at /BDINTESA/development/03_python_intro/Python-Introduction.ipynb</text:p>
      <text:p text:style-name="P1">[I 15:51:18.166 NotebookApp] Saving file at /BDINTESA/development/03_python_intro/Python-Introduction.ipynb</text:p>
      <text:p text:style-name="P1">[I 15:53:18.157 NotebookApp] Saving file at /BDINTESA/development/03_python_intro/Python-Introduction.ipynb</text:p>
      <text:p text:style-name="P1">[I 15:55:18.161 NotebookApp] Saving file at /BDINTESA/development/03_python_intro/Python-Introduction.ipynb</text:p>
      <text:p text:style-name="P1">[I 15:57:18.156 NotebookApp] Saving file at /BDINTESA/development/03_python_intro/Python-Introduction.ipynb</text:p>
      <text:p text:style-name="P1">[I 15:59:18.158 NotebookApp] Saving file at /BDINTESA/development/03_python_intro/Python-Introduction.ipynb</text:p>
      <text:p text:style-name="P1">[I 16:05:18.158 NotebookApp] Saving file at /BDINTESA/development/03_python_intro/Python-Introduction.ipynb</text:p>
      <text:p text:style-name="P1">[I 16:07:18.158 NotebookApp] Saving file at /BDINTESA/development/03_python_intro/Python-Introduction.ipynb</text:p>
      <text:p text:style-name="P1">[I 16:09:18.158 NotebookApp] Saving file at /BDINTESA/development/03_python_intro/Python-Introduction.ipynb</text:p>
      <text:p text:style-name="P1">[I 16:11:18.165 NotebookApp] Saving file at /BDINTESA/development/03_python_intro/Python-Introduction.ipynb</text:p>
      <text:p text:style-name="P1">[I 16:13:18.160 NotebookApp] Saving file at /BDINTESA/development/03_python_intro/Python-Introduction.ipynb</text:p>
      <text:p text:style-name="P1">[I 16:15:18.170 NotebookApp] Saving file at /BDINTESA/development/03_python_intro/Python-Introduction.ipynb</text:p>
      <text:p text:style-name="P1">[I 16:17:18.159 NotebookApp] Saving file at /BDINTESA/development/03_python_intro/Python-Introduction.ipynb</text:p>
      <text:p text:style-name="P1">[I 16:19:18.166 NotebookApp] Saving file at /BDINTESA/development/03_python_intro/Python-Introduction.ipynb</text:p>
      <text:p text:style-name="P1">[I 16:21:18.159 NotebookApp] Saving file at /BDINTESA/development/03_python_intro/Python-Introduction.ipynb</text:p>
      <text:p text:style-name="P1"><text:soft-page-break/>[I 16:23:18.159 NotebookApp] Saving file at /BDINTESA/development/03_python_intro/Python-Introduction.ipynb</text:p>
      <text:p text:style-name="P1">[I 16:25:18.158 NotebookApp] Saving file at /BDINTESA/development/03_python_intro/Python-Introduction.ipynb</text:p>
      <text:p text:style-name="P1">^C[I 16:36:34.757 NotebookApp] interrupted</text:p>
      <text:p text:style-name="P1">Serving notebooks from local directory: /home/bigdive/Desktop</text:p>
      <text:p text:style-name="P1">2 active kernels </text:p>
      <text:p text:style-name="P1">The Jupyter Notebook is running at: http://localhost:8888/</text:p>
      <text:p text:style-name="P1">Shutdown this notebook server (y/[n])? y</text:p>
      <text:p text:style-name="P1">[C 16:36:36.484 NotebookApp] Shutdown confirmed</text:p>
      <text:p text:style-name="P1">[I 16:36:36.485 NotebookApp] Shutting down kernels</text:p>
      <text:p text:style-name="P1">[I 16:36:36.887 NotebookApp] Kernel shutdown: c1f131a9-8a4a-4500-b7c4-941f70883db4</text:p>
      <text:p text:style-name="P1">[I 16:36:36.888 NotebookApp] Kernel shutdown: 8c917544-a7cf-4b0d-95cb-9a7ae9f42f16</text:p>
      <text:p text:style-name="P1">bigdive@bigdive1:~/Desktop$ cd BDINTESA/</text:p>
      <text:p text:style-name="P1">bigdive@bigdive1:~/Desktop/BDINTESA$ git status</text:p>
      <text:p text:style-name="P1">On branch master</text:p>
      <text:p text:style-name="P1">Your branch is up-to-date with 'origin/master'.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development/03_python_intro/Python-Introduction.ipynb</text:p>
      <text:p text:style-name="P1"/>
      <text:p text:style-name="P1">no changes added to commit (use "git add" and/or "git commit -a")</text:p>
      <text:p text:style-name="P1">bigdive@bigdive1:~/Desktop/BDINTESA$ git checkout </text:p>
      <text:p text:style-name="P1">M<text:tab/>development/03_python_intro/Python-Introduction.ipynb</text:p>
      <text:p text:style-name="P1">Your branch is up-to-date with 'origin/master'.</text:p>
      <text:p text:style-name="P1">bigdive@bigdive1:~/Desktop/BDINTESA$ git status</text:p>
      <text:p text:style-name="P1">On branch master</text:p>
      <text:p text:style-name="P1">Your branch is up-to-date with 'origin/master'.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development/03_python_intro/Python-Introduction.ipynb</text:p>
      <text:p text:style-name="P1"/>
      <text:p text:style-name="P1">no changes added to commit (use "git add" and/or "git commit -a")</text:p>
      <text:p text:style-name="P1">bigdive@bigdive1:~/Desktop/BDINTESA$ git checkout .</text:p>
      <text:p text:style-name="P1">bigdive@bigdive1:~/Desktop/BDINTESA$ git status</text:p>
      <text:p text:style-name="P1">On branch master</text:p>
      <text:p text:style-name="P1">Your branch is up-to-date with 'origin/master'.</text:p>
      <text:p text:style-name="P1">nothing to commit, working directory clean</text:p>
      <text:p text:style-name="P1">bigdive@bigdive1:~/Desktop/BDINTESA$ cd ..</text:p>
      <text:p text:style-name="P1">bigdive@bigdive1:~/Desktop$ cd Personal\ File/</text:p>
      <text:p text:style-name="P1">bigdive@bigdive1:~/Desktop/Personal File$ jupyter notebook</text:p>
      <text:p text:style-name="P1">[W 16:39:51.878 NotebookApp] Unrecognized JSON config file version, assuming version 1</text:p>
      <text:p text:style-name="P1">[I 16:39:52.603 NotebookApp] [nb_conda_kernels] enabled, 1 kernels found</text:p>
      <text:p text:style-name="P1">[I 16:39:52.971 NotebookApp] ✓ nbpresent HTML export ENABLED</text:p>
      <text:p text:style-name="P1">[W 16:39:52.972 NotebookApp] ✗ nbpresent PDF export DISABLED: No module named nbbrowserpdf.exporters.pdf</text:p>
      <text:p text:style-name="P1">[I 16:39:52.975 NotebookApp] [nb_conda] enabled</text:p>
      <text:p text:style-name="P1">[I 16:39:53.025 NotebookApp] [nb_anacondacloud] enabled</text:p>
      <text:p text:style-name="P1"><text:soft-page-break/>[I 16:39:53.030 NotebookApp] Serving notebooks from local directory: /home/bigdive/Desktop/Personal File</text:p>
      <text:p text:style-name="P1">[I 16:39:53.031 NotebookApp] 0 active kernels </text:p>
      <text:p text:style-name="P1">[I 16:39:53.031 NotebookApp] The Jupyter Notebook is running at: http://localhost:8888/</text:p>
      <text:p text:style-name="P1">[I 16:39:53.031 NotebookApp] Use Control-C to stop this server and shut down all kernels (twice to skip confirmation).</text:p>
      <text:p text:style-name="P1">Xlib: <text:s/>extension "XInputExtension" missing on display ":10.0".</text:p>
      <text:p text:style-name="P1">Created new window in existing browser session.</text:p>
      <text:p text:style-name="P1">[W 16:39:58.569 NotebookApp] 404 GET /nbextensions/nb_anacondacloud/main.js?v=20161006163952 (127.0.0.1) 11.99ms referer=http://localhost:8888/notebooks/Python-Introduction.ipynb</text:p>
      <text:p text:style-name="P1">[I 16:40:00.828 NotebookApp] Kernel started: b153d6f7-ced0-46d0-9ce8-342e398c0a34</text:p>
      <text:p text:style-name="P1">[W 16:40:00.858 NotebookApp] 404 GET /kernelspecs/Python%20[Root]/logo-64x64.png (127.0.0.1) 2.80ms referer=http://localhost:8888/notebooks/Python-Introduction.ipynb</text:p>
      <text:p text:style-name="P1">^C[I 16:40:20.690 NotebookApp] interrupted</text:p>
      <text:p text:style-name="P1">Serving notebooks from local directory: /home/bigdive/Desktop/Personal File</text:p>
      <text:p text:style-name="P1">1 active kernels </text:p>
      <text:p text:style-name="P1">The Jupyter Notebook is running at: http://localhost:8888/</text:p>
      <text:p text:style-name="P1">Shutdown this notebook server (y/[n])? y</text:p>
      <text:p text:style-name="P1">[C 16:40:21.811 NotebookApp] Shutdown confirmed</text:p>
      <text:p text:style-name="P1">[I 16:40:21.812 NotebookApp] Shutting down kernels</text:p>
      <text:p text:style-name="P1">[I 16:40:22.214 NotebookApp] Kernel shutdown: b153d6f7-ced0-46d0-9ce8-342e398c0a34</text:p>
      <text:p text:style-name="P1">bigdive@bigdive1:~/Desktop/Personal Fil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4:46:02.777711831</meta:creation-date>
    <dc:date>2016-10-06T16:40:54.971175141</dc:date>
    <meta:editing-duration>PT1H54M5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6" meta:paragraph-count="224" meta:word-count="1360" meta:character-count="13926" meta:non-whitespace-character-count="12662"/>
  </office:meta>
</office:document-meta>
</file>